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GRUPO" table:style-name="ce1">
            <text:p>GRUPO</text:p>
          </table:table-cell>
          <table:table-cell office:value-type="string" office:value="SEXO" table:style-name="ce1">
            <text:p>SEXO</text:p>
          </table:table-cell>
          <table:table-cell office:value-type="string" office:value="Npop2010" table:style-name="ce1">
            <text:p>Npop2010</text:p>
          </table:table-cell>
          <table:table-cell office:value-type="string" office:value="tef2010" table:style-name="ce1">
            <text:p>tef2010</text:p>
          </table:table-cell>
          <table:table-cell office:value-type="string" office:value="B_bar" table:style-name="ce1">
            <text:p>B_bar</text:p>
          </table:table-cell>
        </table:table-row>
        <table:table-row>
          <table:table-cell office:value-type="string" office:value="15-19" table:style-name="ce1">
            <text:p>15-19</text:p>
          </table:table-cell>
          <table:table-cell office:value-type="string" office:value="F" table:style-name="ce1">
            <text:p>F</text:p>
          </table:table-cell>
          <table:table-cell office:value-type="float" office:value="265128" table:style-name="ce1">
            <text:p>265128</text:p>
          </table:table-cell>
          <table:table-cell office:value-type="string" office:value="0.0396" table:style-name="ce1">
            <text:p>0.0396</text:p>
          </table:table-cell>
          <table:table-cell office:value-type="string" office:value="10499" table:style-name="ce1">
            <text:p>10499</text:p>
          </table:table-cell>
        </table:table-row>
        <table:table-row>
          <table:table-cell office:value-type="string" office:value="20-24" table:style-name="ce1">
            <text:p>20-24</text:p>
          </table:table-cell>
          <table:table-cell office:value-type="string" office:value="F" table:style-name="ce1">
            <text:p>F</text:p>
          </table:table-cell>
          <table:table-cell office:value-type="float" office:value="274901" table:style-name="ce1">
            <text:p>274901</text:p>
          </table:table-cell>
          <table:table-cell office:value-type="string" office:value="0.0451" table:style-name="ce1">
            <text:p>0.0451</text:p>
          </table:table-cell>
          <table:table-cell office:value-type="string" office:value="12398" table:style-name="ce1">
            <text:p>12398</text:p>
          </table:table-cell>
        </table:table-row>
        <table:table-row>
          <table:table-cell office:value-type="string" office:value="25-29" table:style-name="ce1">
            <text:p>25-29</text:p>
          </table:table-cell>
          <table:table-cell office:value-type="string" office:value="F" table:style-name="ce1">
            <text:p>F</text:p>
          </table:table-cell>
          <table:table-cell office:value-type="float" office:value="279332" table:style-name="ce1">
            <text:p>279332</text:p>
          </table:table-cell>
          <table:table-cell office:value-type="string" office:value="0.0411" table:style-name="ce1">
            <text:p>0.0411</text:p>
          </table:table-cell>
          <table:table-cell office:value-type="string" office:value="11481" table:style-name="ce1">
            <text:p>11481</text:p>
          </table:table-cell>
        </table:table-row>
        <table:table-row>
          <table:table-cell office:value-type="string" office:value="30-34" table:style-name="ce1">
            <text:p>30-34</text:p>
          </table:table-cell>
          <table:table-cell office:value-type="string" office:value="F" table:style-name="ce1">
            <text:p>F</text:p>
          </table:table-cell>
          <table:table-cell office:value-type="float" office:value="269702" table:style-name="ce1">
            <text:p>269702</text:p>
          </table:table-cell>
          <table:table-cell office:value-type="string" office:value="0.0283" table:style-name="ce1">
            <text:p>0.0283</text:p>
          </table:table-cell>
          <table:table-cell office:value-type="string" office:value="7633" table:style-name="ce1">
            <text:p>7633</text:p>
          </table:table-cell>
        </table:table-row>
        <table:table-row>
          <table:table-cell office:value-type="string" office:value="35-39" table:style-name="ce1">
            <text:p>35-39</text:p>
          </table:table-cell>
          <table:table-cell office:value-type="string" office:value="F" table:style-name="ce1">
            <text:p>F</text:p>
          </table:table-cell>
          <table:table-cell office:value-type="float" office:value="240988" table:style-name="ce1">
            <text:p>240988</text:p>
          </table:table-cell>
          <table:table-cell office:value-type="string" office:value="0.012" table:style-name="ce1">
            <text:p>0.012</text:p>
          </table:table-cell>
          <table:table-cell office:value-type="string" office:value="2892" table:style-name="ce1">
            <text:p>2892</text:p>
          </table:table-cell>
        </table:table-row>
        <table:table-row>
          <table:table-cell office:value-type="string" office:value="40-44" table:style-name="ce1">
            <text:p>40-44</text:p>
          </table:table-cell>
          <table:table-cell office:value-type="string" office:value="F" table:style-name="ce1">
            <text:p>F</text:p>
          </table:table-cell>
          <table:table-cell office:value-type="float" office:value="219502" table:style-name="ce1">
            <text:p>219502</text:p>
          </table:table-cell>
          <table:table-cell office:value-type="string" office:value="0.0023" table:style-name="ce1">
            <text:p>0.0023</text:p>
          </table:table-cell>
          <table:table-cell office:value-type="string" office:value="505" table:style-name="ce1">
            <text:p>505</text:p>
          </table:table-cell>
        </table:table-row>
        <table:table-row>
          <table:table-cell office:value-type="string" office:value="45-49" table:style-name="ce1">
            <text:p>45-49</text:p>
          </table:table-cell>
          <table:table-cell office:value-type="string" office:value="F" table:style-name="ce1">
            <text:p>F</text:p>
          </table:table-cell>
          <table:table-cell office:value-type="float" office:value="190374" table:style-name="ce1">
            <text:p>190374</text:p>
          </table:table-cell>
          <table:table-cell office:value-type="string" office:value="1e-04" table:style-name="ce1">
            <text:p>1e-04</text:p>
          </table:table-cell>
          <table:table-cell office:value-type="string" office:value="19" table:style-name="ce1">
            <text:p>19</text:p>
          </table:table-cell>
        </table:table-row>
        <table:table-row>
          <table:table-cell office:value-type="string" office:value="15-19" table:style-name="ce1">
            <text:p>15-19</text:p>
          </table:table-cell>
          <table:table-cell office:value-type="string" office:value="M" table:style-name="ce1">
            <text:p>M</text:p>
          </table:table-cell>
          <table:table-cell office:value-type="float" office:value="268462" table:style-name="ce1">
            <text:p>268462</text:p>
          </table:table-cell>
          <table:table-cell office:value-type="string" office:value="0.0402" table:style-name="ce1">
            <text:p>0.0402</text:p>
          </table:table-cell>
          <table:table-cell office:value-type="string" office:value="10792" table:style-name="ce1">
            <text:p>10792</text:p>
          </table:table-cell>
        </table:table-row>
        <table:table-row>
          <table:table-cell office:value-type="string" office:value="20-24" table:style-name="ce1">
            <text:p>20-24</text:p>
          </table:table-cell>
          <table:table-cell office:value-type="string" office:value="M" table:style-name="ce1">
            <text:p>M</text:p>
          </table:table-cell>
          <table:table-cell office:value-type="float" office:value="279238" table:style-name="ce1">
            <text:p>279238</text:p>
          </table:table-cell>
          <table:table-cell office:value-type="string" office:value="0.047" table:style-name="ce1">
            <text:p>0.047</text:p>
          </table:table-cell>
          <table:table-cell office:value-type="string" office:value="13124" table:style-name="ce1">
            <text:p>13124</text:p>
          </table:table-cell>
        </table:table-row>
        <table:table-row>
          <table:table-cell office:value-type="string" office:value="25-29" table:style-name="ce1">
            <text:p>25-29</text:p>
          </table:table-cell>
          <table:table-cell office:value-type="string" office:value="M" table:style-name="ce1">
            <text:p>M</text:p>
          </table:table-cell>
          <table:table-cell office:value-type="float" office:value="277270" table:style-name="ce1">
            <text:p>277270</text:p>
          </table:table-cell>
          <table:table-cell office:value-type="string" office:value="0.0426" table:style-name="ce1">
            <text:p>0.0426</text:p>
          </table:table-cell>
          <table:table-cell office:value-type="string" office:value="11812" table:style-name="ce1">
            <text:p>11812</text:p>
          </table:table-cell>
        </table:table-row>
        <table:table-row>
          <table:table-cell office:value-type="string" office:value="30-34" table:style-name="ce1">
            <text:p>30-34</text:p>
          </table:table-cell>
          <table:table-cell office:value-type="string" office:value="M" table:style-name="ce1">
            <text:p>M</text:p>
          </table:table-cell>
          <table:table-cell office:value-type="float" office:value="262570" table:style-name="ce1">
            <text:p>262570</text:p>
          </table:table-cell>
          <table:table-cell office:value-type="string" office:value="0.0296" table:style-name="ce1">
            <text:p>0.0296</text:p>
          </table:table-cell>
          <table:table-cell office:value-type="string" office:value="7772" table:style-name="ce1">
            <text:p>7772</text:p>
          </table:table-cell>
        </table:table-row>
        <table:table-row>
          <table:table-cell office:value-type="string" office:value="35-39" table:style-name="ce1">
            <text:p>35-39</text:p>
          </table:table-cell>
          <table:table-cell office:value-type="string" office:value="M" table:style-name="ce1">
            <text:p>M</text:p>
          </table:table-cell>
          <table:table-cell office:value-type="float" office:value="232644" table:style-name="ce1">
            <text:p>232644</text:p>
          </table:table-cell>
          <table:table-cell office:value-type="string" office:value="0.013" table:style-name="ce1">
            <text:p>0.013</text:p>
          </table:table-cell>
          <table:table-cell office:value-type="string" office:value="3024" table:style-name="ce1">
            <text:p>3024</text:p>
          </table:table-cell>
        </table:table-row>
        <table:table-row>
          <table:table-cell office:value-type="string" office:value="40-44" table:style-name="ce1">
            <text:p>40-44</text:p>
          </table:table-cell>
          <table:table-cell office:value-type="string" office:value="M" table:style-name="ce1">
            <text:p>M</text:p>
          </table:table-cell>
          <table:table-cell office:value-type="float" office:value="211499" table:style-name="ce1">
            <text:p>211499</text:p>
          </table:table-cell>
          <table:table-cell office:value-type="string" office:value="0.0025" table:style-name="ce1">
            <text:p>0.0025</text:p>
          </table:table-cell>
          <table:table-cell office:value-type="string" office:value="529" table:style-name="ce1">
            <text:p>529</text:p>
          </table:table-cell>
        </table:table-row>
        <table:table-row>
          <table:table-cell office:value-type="string" office:value="45-49" table:style-name="ce1">
            <text:p>45-49</text:p>
          </table:table-cell>
          <table:table-cell office:value-type="string" office:value="M" table:style-name="ce1">
            <text:p>M</text:p>
          </table:table-cell>
          <table:table-cell office:value-type="float" office:value="181350" table:style-name="ce1">
            <text:p>181350</text:p>
          </table:table-cell>
          <table:table-cell office:value-type="string" office:value="1e-04" table:style-name="ce1">
            <text:p>1e-04</text:p>
          </table:table-cell>
          <table:table-cell office:value-type="string" office:value="18" table:style-name="ce1">
            <text:p>18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